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5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2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5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2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TableColumn25" style:family="table-column">
      <style:table-column-properties style:column-width="3.2368in" style:use-optimal-column-width="false"/>
    </style:style>
    <style:style style:name="TableColumn26" style:family="table-column">
      <style:table-column-properties style:column-width="3.4604in" style:use-optimal-column-width="false"/>
    </style:style>
    <style:style style:name="Table24" style:family="table">
      <style:table-properties style:width="6.6972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TableRow30" style:family="table-row">
      <style:table-row-properties style:min-row-height="1.0875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reszczenie" style:master-page-name="MP1" style:family="paragraph">
      <style:paragraph-properties fo:break-before="page"/>
    </style:style>
    <style:style style:name="T36" style:parent-style-name="Domyślnaczcionkaakapitu" style:family="text">
      <style:text-properties fo:font-weight="bold" style:font-weight-asian="bold" style:font-weight-complex="bold"/>
    </style:style>
    <style:style style:name="P37" style:parent-style-name="Textbody" style:family="paragraph">
      <style:paragraph-properties fo:text-indent="0in"/>
    </style:style>
    <style:style style:name="P38" style:parent-style-name="Textbody" style:family="paragraph">
      <style:text-properties style:font-name="Courier New" fo:font-size="10pt" style:font-size-asian="10pt" style:font-size-complex="10pt"/>
    </style:style>
    <style:style style:name="P39" style:parent-style-name="Textbody" style:family="paragraph">
      <style:paragraph-properties fo:text-indent="0in"/>
    </style:style>
    <style:style style:name="P40" style:parent-style-name="Textbody" style:family="paragraph">
      <style:text-properties style:font-name="Courier New" fo:font-size="10pt" style:font-size-asian="10pt" style:font-size-complex="10pt"/>
    </style:style>
    <style:style style:name="P41" style:parent-style-name="Standard" style:family="paragraph">
      <style:text-properties fo:font-size="10.5pt" style:font-size-asian="10.5pt"/>
    </style:style>
    <style:style style:name="P42" style:parent-style-name="Textbody" style:family="paragraph">
      <style:paragraph-properties fo:text-indent="0in"/>
    </style:style>
    <style:style style:name="TableColumn44" style:family="table-column">
      <style:table-column-properties style:column-width="3.3465in" style:use-optimal-column-width="false"/>
    </style:style>
    <style:style style:name="TableColumn45" style:family="table-column">
      <style:table-column-properties style:column-width="3.3465in" style:use-optimal-column-width="false"/>
    </style:style>
    <style:style style:name="Table43" style:family="table">
      <style:table-properties style:width="6.693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P63" style:parent-style-name="Textbody" style:family="paragraph">
      <style:paragraph-properties fo:text-indent="0in"/>
    </style:style>
    <style:style style:name="P64" style:parent-style-name="Textbody" style:family="paragraph">
      <style:paragraph-properties fo:text-indent="0in"/>
    </style:style>
    <style:style style:name="P65" style:parent-style-name="Normalny" style:family="paragraph">
      <style:paragraph-properties fo:break-before="page"/>
      <style:text-properties fo:hyphenate="true"/>
    </style:style>
    <style:style style:name="P66" style:parent-style-name="Textbody" style:family="paragraph">
      <style:paragraph-properties fo:text-indent="0in"/>
    </style:style>
    <style:style style:name="P67" style:parent-style-name="Normalny" style:family="paragraph">
      <style:paragraph-properties fo:margin-bottom="0.0833in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8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69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/>
    </style:style>
    <style:style style:name="P70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71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/>
    </style:style>
    <style:style style:name="P72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73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/>
    </style:style>
    <style:style style:name="P74" style:parent-style-name="Content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76" style:parent-style-name="Normalny" style:family="paragraph">
      <style:paragraph-properties fo:break-before="page"/>
      <style:text-properties fo:hyphenate="true"/>
    </style:style>
    <style:style style:name="P77" style:parent-style-name="Nagłówek1" style:family="paragraph"/>
    <style:style style:name="P78" style:parent-style-name="Normalny" style:family="paragraph">
      <style:text-properties fo:hyphenate="true"/>
    </style:style>
    <style:style style:name="P79" style:parent-style-name="Nagłówek1" style:family="paragraph">
      <style:paragraph-properties fo:break-before="page"/>
    </style:style>
    <style:style style:name="T80" style:parent-style-name="Domyślnaczcionkaakapitu" style:family="text">
      <style:text-properties fo:color="#FF0000"/>
    </style:style>
    <style:style style:name="P81" style:parent-style-name="Nagłówek1" style:family="paragraph">
      <style:paragraph-properties fo:break-before="page"/>
    </style:style>
    <style:style style:name="P82" style:parent-style-name="Nagłówek1" style:family="paragraph">
      <style:paragraph-properties fo:break-before="page"/>
    </style:style>
    <style:style style:name="P83" style:parent-style-name="Nagłówek1" style:family="paragraph">
      <style:paragraph-properties fo:break-before="page"/>
    </style:style>
  </office:automatic-styles>
  <office:body>
    <office:text text:use-soft-page-breaks="true">
      <text:p text:style-name="P1">Politechnika Rzeszowska</text:p>
      <text:p text:style-name="P2">Katedra Informatyki i Automatyki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Sprawozdanie z przedmiotu</text:p>
      <text:p text:style-name="P11">Analiza danych w językach R i Python</text:p>
      <text:p text:style-name="P12"/>
      <text:p text:style-name="P13"/>
      <text:p text:style-name="P14">TEMAT PROJEKTU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Prowadzący:</text:p>
          </table:table-cell>
          <table:table-cell table:style-name="TableCell29">
            <text:p text:style-name="TableContents">Autorzy (imię nazwisko, grupa lab., email):</text:p>
          </table:table-cell>
        </table:table-row>
        <table:table-row table:style-name="TableRow30">
          <table:table-cell table:style-name="TableCell31">
            <text:p text:style-name="TableContents"/>
          </table:table-cell>
          <table:table-cell table:style-name="TableCell32">
            <text:p text:style-name="TableContents"/>
            <text:p text:style-name="TableContents"/>
            <text:p text:style-name="TableContents"/>
          </table:table-cell>
        </table:table-row>
      </table:table>
      <text:p text:style-name="P33"/>
      <text:p text:style-name="Streszczenie">Tutaj znajduje się informacja o tym w jaki sposób należy dostarczyć kolejne etapy sprawozdania prowadzącym.</text:p>
      <text:p text:style-name="Textbody"/>
      <text:p text:style-name="Textbody">Kolejne etapy sprawozdania należy dostarczyć prowadzącemu w podanych niżej terminach za pomocą strony<text:s/><text:span text:style-name="T36">sprawozdania.kia.prz.edu.pl</text:span>. Należy tam w pierwszej kolejności założyć konto (jeżeli jeszcze takowego nie ma) i dołączyć do odpowiedniej grupy projektowej z przedmiotu. Każdy kolejny etap sprawozdania należy dopisać do pliku zawierającego poprzedni, już wysłany, tak, aby ostatnie sprawozdanie było kompletne. Jeśli kolejny etap wymaga poprawek w treści poprzedniego są one dozwolone. Przed każdorazowym wysłaniem sprawozdania należy odświeżyć pole spisu treści!</text:p>
      <text:p text:style-name="P37">Każde sprawozdanie ma być wysłane w załączniku maila z tematem:</text:p>
      <text:p text:style-name="P38">ADRP&lt;numer_rozdziału&gt;_L&lt;numer_grupy&gt;_&lt;I1&gt;.&lt;Nazwisko1&gt;_&lt;I2&gt;.&lt;Nazwisko2&gt;</text:p>
      <text:p text:style-name="P39">na przykład:</text:p>
      <text:p text:style-name="P40">ADRP_R1_L01_J.Kowalski_M.Nowak</text:p>
      <text:p text:style-name="Textbody"/>
      <text:p text:style-name="P41">Ostatnie sprawozdanie powinien zawierać też załącznik z implementacją projektu, plikami danych opisującymi problemy rozważane w sprawozdaniu oraz plikami wyników jeśli takie pliki istnieją.</text:p>
      <text:p text:style-name="Textbody">Każdy wykonany projekt trzeba obronić podczas osobistej rozmowy grupy projektowej z prowadzącym w wyznaczonym terminie. Na tą rozmowę należy być przygotowanym do zaprezentowania działającego projektu. Każdy członek grupy zostanie oceniony osobno na podstawie jego wkładu <text:s/>w wykonanie projektu.</text:p>
      <text:p text:style-name="Textbody"/>
      <text:p text:style-name="P42">Terminy nadsyłania kolejnych sprawozdania:</text:p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Rozdział sprawozdania</text:p>
          </table:table-cell>
          <table:table-cell table:style-name="TableCell49">
            <text:p text:style-name="P50">Termin</text:p>
          </table:table-cell>
        </table:table-row>
        <table:table-row table:style-name="TableRow51">
          <table:table-cell table:style-name="TableCell52">
            <text:p text:style-name="TableContents">Rozdział numer 1.</text:p>
          </table:table-cell>
          <table:table-cell table:style-name="TableCell53">
            <text:p text:style-name="P54">28 X</text:p>
          </table:table-cell>
        </table:table-row>
        <table:table-row table:style-name="TableRow55">
          <table:table-cell table:style-name="TableCell56">
            <text:p text:style-name="TableContents">Rozdział numer 2.</text:p>
          </table:table-cell>
          <table:table-cell table:style-name="TableCell57">
            <text:p text:style-name="P58">25 XI</text:p>
          </table:table-cell>
        </table:table-row>
        <table:table-row table:style-name="TableRow59">
          <table:table-cell table:style-name="TableCell60">
            <text:p text:style-name="TableContents">Rozdział numer 3. etapów</text:p>
          </table:table-cell>
          <table:table-cell table:style-name="TableCell61">
            <text:p text:style-name="P62">23 XII</text:p>
          </table:table-cell>
        </table:table-row>
      </table:table>
      <text:p text:style-name="P63"/>
      <text:p text:style-name="P64">Pozostałe rozdziały należy wypełnić podczas pracy nad zasadniczymi trzema wymienionymi wyżej. Niewywiązanie się z powyższych terminów będzie skutkowało drastycznym obniżeniem oceny z przedmiotu. Termin oddawania i obrony projektów zostanie ustalona ze starostą roku.</text:p>
      <text:p text:style-name="P65"/>
      <text:p text:style-name="P66"/>
      <text:p text:style-name="P67">Spis treści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8"><text:a xlink:href="#_Toc115731247" office:target-frame-name="_top" xlink:show="replace"><text:span text:style-name="Hiperłącze">1.</text:span><text:span text:style-name="T69"><text:tab/></text:span><text:span text:style-name="Hiperłącze">Opis problematyki klasy</text:span><text:bookmark-start text:name="_Hlt180499298"/><text:bookmark-start text:name="_Hlt180499299"/><text:span text:style-name="Hiperłącze">f</text:span><text:bookmark-end text:name="_Hlt180499298"/><text:bookmark-end text:name="_Hlt180499299"/><text:span text:style-name="Hiperłącze">ikacji danych</text:span><text:tab/>4</text:a></text:p>
          <text:p text:style-name="P70"><text:a xlink:href="#_Toc115731248" office:target-frame-name="_top" xlink:show="replace"><text:span text:style-name="Hiperłącze">2.</text:span><text:span text:style-name="T71"><text:tab/></text:span><text:span text:style-name="Hiperłącze">Charakterystyka danych</text:span><text:tab/>5</text:a></text:p>
          <text:p text:style-name="P72"><text:a xlink:href="#_Toc115731249" office:target-frame-name="_top" xlink:show="replace"><text:span text:style-name="Hiperłącze">3.</text:span><text:span text:style-name="T73"><text:tab/></text:span><text:span text:style-name="Hiperłącze">Opis eksperymentów i opracowanie uzyskanych wyników</text:span><text:tab/>6</text:a></text:p>
          <text:p text:style-name="P74"><text:a xlink:href="#_Toc115731250" office:target-frame-name="_top" xlink:show="replace"><text:span text:style-name="Hiperłącze">Podsumowanie</text:span><text:tab/>7</text:a></text:p>
          <text:p text:style-name="P75"><text:a xlink:href="#_Toc115731251" office:target-frame-name="_top" xlink:show="replace"><text:span text:style-name="Hiperłącze">Bibliografia</text:span><text:tab/>8</text:a></text:p>
        </text:index-body>
      </text:table-of-content>
      <text:h text:style-name="Nagłówek1" text:outline-level="1"><text:bookmark-start text:name="_Toc22466457"/></text:h>
      <text:p text:style-name="P76"/>
      <text:list text:style-name="LFO1" text:continue-numbering="true">
        <text:list-item>
          <text:p text:style-name="P77"><text:bookmark-start text:name="_Toc33991053"/><text:bookmark-start text:name="_Toc115731247"/>Opis problematyki<text:s/><text:bookmark-end text:name="_Toc33991053"/>klasyfikacji danych<text:bookmark-end text:name="_Toc115731247"/></text:p>
        </text:list-item>
      </text:list>
      <text:p text:style-name="Streszczenie">To jest streszczenie pierwszego rozdziału. Każde streszczenie rozdziału z formatki należy usunąć i umieścić swoje (należy tu użyć stylu Streszczenie).</text:p>
      <text:p text:style-name="Streszczenie">Ten rozdział ma zawierać teoretyczny opis problematyki klasyfikacji danych w analizie danych (własnymi słowami!) na podstawie istniejących źródeł (książki, artykuły, Internet) wraz z odniesieniem do tych źródeł. Należy umieścić tu szczegółowe informacje o procesie klasyfikacji, etapach tego procesu ze wskazaniem stosowanych algorytmów. Wskazać zastosowania i rezultaty klasyfikacji. Należy umieścić również informacje na temat metod stosowanych do poprawy wiarygodności i dokładności budowanych modeli (np. Sprawdzian krzyżowy itp.) Rozdział ten powinien obejmować od trzech do czterech stron tekstu wraz z odnośnikami do literatury.</text:p>
      <text:p text:style-name="Textbody"/>
      <text:p text:style-name="P78">To jest miejsce, w którym powinna się znaleźć treść pierwszego rozdziału. To znaczy, że ten tekst należy USUNĄĆ i na jego miejsce wstawić swój, autorski. Treść rozdziału ma być napisana stylem Text body.</text:p>
      <text:list text:style-name="LFO1" text:continue-numbering="true">
        <text:list-item>
          <text:p text:style-name="P79"><text:bookmark-start text:name="_Toc33991054"/><text:bookmark-start text:name="_Toc115731248"/><text:bookmark-end text:name="_Toc22466457"/><text:soft-page-break/>C<text:bookmark-end text:name="_Toc33991054"/>harakterystyka danych<text:bookmark-end text:name="_Toc115731248"/></text:p>
        </text:list-item>
      </text:list>
      <text:p text:style-name="Streszczenie"><text:span text:style-name="T80">Ten rozdział ma zawierać opis danych dla których będą przeprowadzane eksperymenty. Należy wyszukać dane do procesu klasyfikacji (dobrze by było, aby ich objętość w postaci liczby rekordów była jak największa - rzędu od kilkuset do kilku tysięcy rekordów) i wskazać źródło tych danych. Należy przedstawić informacje charakteryzujące dane (np. średnia, minimum, maksimum, mediana itp.). Przygotować stosowne wykresy (histogramy, wykresy pudełkowe) prezentujące rozkład wartości poszczególnych atrybutów.<text:s/></text:span>Jeżeli istnieje konieczność, należy wykonać proces przygotowania danych do budowy modeli klasyfikacji np. czyszczenie, normalizacja, usuwanie wartości pustych itp. Całość należy udokumentować fragmentami kodu w języku Python lub R.</text:p>
      <text:p text:style-name="Textbody"/>
      <text:p text:style-name="Textbody"/>
      <text:p text:style-name="Textbody"/>
      <text:list text:style-name="LFO1" text:continue-numbering="true">
        <text:list-item>
          <text:p text:style-name="P81"><text:bookmark-start text:name="_Toc33991055"/><text:bookmark-start text:name="_Toc22466458"/><text:bookmark-start text:name="_Toc115731249"/><text:soft-page-break/>Opis eksperymentów i opracowanie uzyskanych wyników<text:bookmark-end text:name="_Toc33991055"/><text:bookmark-end text:name="_Toc22466458"/><text:bookmark-end text:name="_Toc115731249"/></text:p>
        </text:list-item>
      </text:list>
      <text:p text:style-name="Streszczenie">Ten rozdział powinien zawierać wyniki eksperymentów wykonanych dla pozyskanych danych za pomocą przynajmniej 3 wybranych metod klasyfikacji. Powinny zostać przedstawione wyniki budowy modeli klasyfikacji dla różnych parametrów wybranych algorytmów oraz porównanie uzyskanych wyników w formie tabelarycznej i graficznej. Kolejne prezentowane eksperymenty powinny prowadzić do poprawienia parametrów algorytmów użytych w następnych eksperymentach. Uzyskane wyniki oraz dyskusję ich poprawności, dokładności, czasu uzyskania oraz parametrów i ich wpływu na wyniki należy umieścić w tym rozdziale. Całość należy udokumentować fragmentami kodu w języku Python lub R.</text:p>
      <text:p text:style-name="Textbody"/>
      <text:p text:style-name="Textbody"/>
      <text:h text:style-name="P82" text:outline-level="1"><text:bookmark-start text:name="_Toc33991056"/><text:bookmark-start text:name="_Toc22466459"/><text:bookmark-start text:name="_Toc115731250"/><text:soft-page-break/>Podsumowanie<text:bookmark-end text:name="_Toc33991056"/><text:bookmark-end text:name="_Toc22466459"/><text:bookmark-end text:name="_Toc115731250"/></text:h>
      <text:p text:style-name="Streszczenie">Tutaj należy umieścić podsumowanie wykonanych prac, własne wnioski dotyczące rozwiązywanego problemu klasyfikacji, metod oraz ich parametrów, zastosowanych narzędzi.</text:p>
      <text:p text:style-name="Textbody"/>
      <text:p text:style-name="Textbody"/>
      <text:h text:style-name="P83" text:outline-level="1"><text:bookmark-start text:name="_Toc33991057"/><text:bookmark-start text:name="_Toc22466460"/><text:bookmark-start text:name="_Toc115731251"/><text:soft-page-break/>Bibliografia<text:bookmark-end text:name="_Toc33991057"/><text:bookmark-end text:name="_Toc22466460"/><text:bookmark-end text:name="_Toc115731251"/></text:h>
      <text:p text:style-name="Streszczenie">Tutaj należy umieścić ponumerowane odnośniki do wszystkich źródeł na podstawie których wykonano teoretyczną część pracy oraz które były pomocne w wykonaniu części praktycznej. Do tych źródeł należy odwoływać się w sprawozdani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Heading" style:next-style-name="Streszczenie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HeaderandFooter">
      <style:text-properties fo:hyphenate="false"/>
    </style:style>
    <style:style style:name="Textbody" style:display-name="Text body" style:family="paragraph" style:parent-style-name="Standard">
      <style:paragraph-properties fo:text-align="justify" fo:margin-bottom="0.0833in" fo:text-indent="0.3937in"/>
      <style:text-properties fo:font-size="10.5pt" style:font-size-asian="10.5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agłówekindeksu" style:display-name="Nagłówek indeksu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bodyindent" style:display-name="Text body indent" style:family="paragraph" style:parent-style-name="Textbody">
      <style:paragraph-properties fo:margin-left="0.1965in" fo:text-indent="0in">
        <style:tab-stops/>
      </style:paragraph-properties>
      <style:text-properties fo:hyphenate="false"/>
    </style:style>
    <style:style style:name="Streszczenie" style:display-name="Streszczenie" style:family="paragraph" style:parent-style-name="Nagłówek1" style:next-style-name="Textbody" style:default-outline-level="1">
      <style:paragraph-properties fo:text-align="justify" fo:margin-left="1.1812in" fo:margin-right="1.1812in" fo:text-indent="0.3937in">
        <style:tab-stops/>
      </style:paragraph-properties>
      <style:text-properties style:font-name="Verdana" style:font-name-asian="Verdana" style:font-name-complex="Verdana" fo:font-weight="normal" style:font-weight-asian="normal" fo:font-size="10pt" style:font-size-asian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agłówek" style:display-name="Nagłówek" style:family="paragraph" style:parent-style-name="HeaderandFooter">
      <style:text-properties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P34" style:parent-style-name="Heading" style:family="paragraph">
      <style:paragraph-properties fo:text-align="center"/>
    </style:style>
    <style:style style:name="P35" style:parent-style-name="Stopka" style:family="paragraph">
      <style:paragraph-properties fo:text-align="center"/>
    </style:style>
  </office:automatic-styles>
  <office:master-styles>
    <style:master-page style:name="MP0" style:page-layout-name="PL0"/>
    <style:master-page style:name="MP1" style:page-layout-name="PL1">
      <style:header>
        <text:p text:style-name="P34">Sprawozdanie z przedmiotu Analiza danych w językach R i Python, KiIA PRz</text:p>
      </style:header>
      <style:footer>
        <text:p text:style-name="P35">-<text:s/><text:page-number text:fixed="false">8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Formatka sprawozdania z ADRP</dc:title>
    <meta:initial-creator>Bartosz</meta:initial-creator>
    <dc:creator>Jakub Duda</dc:creator>
    <meta:creation-date>2020-02-28T09:12:00Z</meta:creation-date>
    <dc:date>2024-11-20T23:51:00Z</dc:date>
    <meta:print-date>2022-10-04T08:23:00Z</meta:print-date>
    <meta:template xlink:href="Normal.dotm" xlink:type="simple"/>
    <meta:editing-cycles>9</meta:editing-cycles>
    <meta:editing-duration>PT1320S</meta:editing-duration>
    <meta:document-statistic meta:page-count="8" meta:paragraph-count="10" meta:word-count="753" meta:character-count="5266" meta:row-count="37" meta:non-whitespace-character-count="4523"/>
  </office:meta>
</office:document-meta>
</file>